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>
        <style:tab-stops>
          <style:tab-stop style:position="4.815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Luke 2: 1 -7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36S</meta:editing-duration>
    <meta:editing-cycles>61</meta:editing-cycles>
    <meta:generator>LibreOffice/6.0.6.2$Linux_X86_64 LibreOffice_project/00m0$Build-2</meta:generator>
    <dc:date>2018-12-16T08:46:09.815822033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